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swiss"/>
    <style:font-face style:name="American Typewriter" svg:font-family="'American Typewriter'" style:font-family-generic="roman" style:font-pitch="variable"/>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padding-left="0in" fo:padding-right="0in" fo:padding-top="0in" fo:padding-bottom="0.0138in" fo:border-left="none" fo:border-right="none" fo:border-top="none" fo:border-bottom="0.99pt solid #000000"/>
      <style:text-properties fo:font-size="11pt" fo:language="it" fo:country="IT" style:font-size-asian="11pt" style:font-size-complex="11pt"/>
    </style:style>
    <style:style style:name="P2" style:family="paragraph" style:parent-style-name="List_20_Paragraph">
      <style:paragraph-properties fo:margin-left="0.25in" fo:margin-right="0in" fo:text-align="justify" style:justify-single-word="false" fo:text-indent="0in" style:auto-text-indent="false"/>
    </style:style>
    <style:style style:name="P3" style:family="paragraph" style:parent-style-name="List_20_Paragraph">
      <style:paragraph-properties fo:margin-left="0.25in" fo:margin-right="0in" fo:text-align="justify" style:justify-single-word="false" fo:text-indent="0in" style:auto-text-indent="false"/>
      <style:text-properties fo:color="#943634" style:font-name="American Typewriter" fo:font-size="9pt" style:font-size-asian="9pt" style:font-size-complex="9pt"/>
    </style:style>
    <style:style style:name="P4" style:family="paragraph" style:parent-style-name="List_20_Paragraph">
      <style:paragraph-properties fo:margin-left="0.25in" fo:margin-right="0in" fo:text-align="justify" style:justify-single-word="false" fo:text-indent="0in" style:auto-text-indent="false"/>
      <style:text-properties fo:color="#943634" style:font-name="Arial1" fo:font-size="12pt" officeooo:rsid="001bdc45" officeooo:paragraph-rsid="001bdc45" style:font-size-asian="12pt" style:font-size-complex="12pt"/>
    </style:style>
    <style:style style:name="P5" style:family="paragraph" style:parent-style-name="List_20_Paragraph">
      <style:paragraph-properties fo:margin-left="0.25in" fo:margin-right="0in" fo:text-align="justify" style:justify-single-word="false" fo:text-indent="0in" style:auto-text-indent="false"/>
      <style:text-properties officeooo:rsid="000b4a2f" officeooo:paragraph-rsid="000b4a2f"/>
    </style:style>
    <style:style style:name="P6" style:family="paragraph" style:parent-style-name="List_20_Paragraph">
      <style:paragraph-properties fo:margin-left="0.25in" fo:margin-right="0in" fo:text-align="justify" style:justify-single-word="false" fo:text-indent="0in" style:auto-text-indent="false"/>
      <style:text-properties fo:color="#c9211e" officeooo:rsid="000b4a2f" officeooo:paragraph-rsid="000b4a2f"/>
    </style:style>
    <style:style style:name="P7" style:family="paragraph" style:parent-style-name="List_20_Paragraph">
      <style:paragraph-properties fo:margin-left="0.25in" fo:margin-right="0in" fo:text-align="justify" style:justify-single-word="false" fo:text-indent="0in" style:auto-text-indent="false"/>
      <style:text-properties fo:color="#c9211e" fo:language="ca" fo:country="ES" officeooo:rsid="000b4a2f" officeooo:paragraph-rsid="000be21a" style:font-name-asian="Times New Roman1" style:font-name-complex="Arial2"/>
    </style:style>
    <style:style style:name="P8" style:family="paragraph" style:parent-style-name="List_20_Paragraph">
      <style:paragraph-properties fo:margin-left="0.25in" fo:margin-right="0in" fo:text-align="justify" style:justify-single-word="false" fo:text-indent="0in" style:auto-text-indent="false"/>
      <style:text-properties fo:color="#c9211e" fo:language="ca" fo:country="ES" officeooo:rsid="000b4a2f" officeooo:paragraph-rsid="000dcff6" style:font-name-asian="Times New Roman1" style:font-name-complex="Arial2"/>
    </style:style>
    <style:style style:name="P9" style:family="paragraph" style:parent-style-name="List_20_Paragraph">
      <style:paragraph-properties fo:margin-left="0.25in" fo:margin-right="0in" fo:text-align="justify" style:justify-single-word="false" fo:text-indent="0in" style:auto-text-indent="false"/>
      <style:text-properties fo:color="#c9211e" fo:language="ca" fo:country="ES" officeooo:rsid="000b4a2f" officeooo:paragraph-rsid="00169c7d" style:font-name-asian="Times New Roman1" style:font-name-complex="Arial2"/>
    </style:style>
    <style:style style:name="P10" style:family="paragraph" style:parent-style-name="List_20_Paragraph">
      <style:paragraph-properties fo:margin-left="0.25in" fo:margin-right="0in" fo:text-align="justify" style:justify-single-word="false" fo:text-indent="0in" style:auto-text-indent="false"/>
      <style:text-properties fo:color="#c9211e" fo:language="ca" fo:country="ES" officeooo:rsid="00145fb5" officeooo:paragraph-rsid="0023a153" style:font-name-asian="Times New Roman1" style:font-name-complex="Arial2"/>
    </style:style>
    <style:style style:name="P11" style:family="paragraph" style:parent-style-name="List_20_Paragraph">
      <style:paragraph-properties fo:margin-left="0.25in" fo:margin-right="0in" fo:text-align="justify" style:justify-single-word="false" fo:text-indent="0in" style:auto-text-indent="false"/>
      <style:text-properties fo:color="#c9211e" fo:language="ca" fo:country="ES" fo:font-style="italic" officeooo:rsid="00145fb5" officeooo:paragraph-rsid="0018ee13" style:font-name-asian="Times New Roman1" style:font-style-asian="italic" style:font-name-complex="Arial2"/>
    </style:style>
    <style:style style:name="P12" style:family="paragraph" style:parent-style-name="List_20_Paragraph">
      <style:paragraph-properties fo:margin-left="0.25in" fo:margin-right="0in" fo:text-align="justify" style:justify-single-word="false" fo:text-indent="0in" style:auto-text-indent="false"/>
      <style:text-properties fo:color="#c9211e" style:font-name="American Typewriter" fo:font-size="12pt" fo:language="ca" fo:country="ES" officeooo:rsid="00131264" officeooo:paragraph-rsid="001df086" style:font-name-asian="Times New Roman1" style:font-size-asian="12pt" style:font-name-complex="Arial2" style:font-size-complex="12pt"/>
    </style:style>
    <style:style style:name="P13" style:family="paragraph" style:parent-style-name="List_20_Paragraph">
      <style:paragraph-properties fo:margin-left="0.25in" fo:margin-right="0in" fo:text-indent="0in" style:auto-text-indent="false"/>
      <style:text-properties fo:color="#c9211e" style:font-name="Arial1" fo:font-size="12pt" fo:language="ca" fo:country="ES" officeooo:rsid="00169c7d" officeooo:paragraph-rsid="00169c7d" style:font-name-asian="Times New Roman1" style:font-size-asian="10.5pt" style:font-name-complex="Arial2" style:font-size-complex="12pt"/>
    </style:style>
    <style:style style:name="P14" style:family="paragraph" style:parent-style-name="List_20_Paragraph">
      <style:paragraph-properties fo:margin-left="0in" fo:margin-right="0in" fo:text-align="justify" style:justify-single-word="false" fo:text-indent="0in" style:auto-text-indent="false"/>
    </style:style>
    <style:style style:name="P15" style:family="paragraph" style:parent-style-name="List_20_Paragraph">
      <style:paragraph-properties fo:margin-left="0in" fo:margin-right="0in" fo:text-align="justify" style:justify-single-word="false" fo:text-indent="0in" style:auto-text-indent="false"/>
      <style:text-properties fo:color="#c9211e" fo:language="ca" fo:country="ES" officeooo:rsid="000b4a2f" style:font-name-asian="Times New Roman1" style:font-name-complex="Arial2"/>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color="#e36c0a"/>
    </style:style>
    <style:style style:name="P18" style:family="paragraph" style:parent-style-name="Standard">
      <style:paragraph-properties fo:text-align="justify" style:justify-single-word="false"/>
      <style:text-properties fo:color="#800000" fo:font-size="10pt" style:font-size-asian="10pt" style:font-size-complex="10pt"/>
    </style:style>
    <style:style style:name="P19" style:family="paragraph" style:parent-style-name="Standard">
      <style:text-properties fo:color="#c9211e" fo:language="ca" fo:country="ES" officeooo:rsid="000b4a2f" style:font-name-asian="Times New Roman1" style:font-name-complex="Arial2"/>
    </style:style>
    <style:style style:name="P20" style:family="paragraph" style:parent-style-name="Standard">
      <style:paragraph-properties fo:text-align="justify" style:justify-single-word="false"/>
      <style:text-properties fo:color="#c9211e" fo:language="ca" fo:country="ES" officeooo:rsid="000b4a2f" style:font-name-asian="Times New Roman1" style:font-name-complex="Arial2"/>
    </style:style>
    <style:style style:name="P21" style:family="paragraph" style:parent-style-name="Standard">
      <style:paragraph-properties fo:margin-top="0.0835in" fo:margin-bottom="0in" loext:contextual-spacing="false"/>
    </style:style>
    <style:style style:name="P22" style:family="paragraph" style:parent-style-name="Standard">
      <style:paragraph-properties fo:margin-top="0.0835in" fo:margin-bottom="0.0835in" loext:contextual-spacing="false"/>
    </style:style>
    <style:style style:name="P23" style:family="paragraph" style:parent-style-name="Standard">
      <style:paragraph-properties fo:margin-left="0in" fo:margin-right="0in" fo:text-align="justify" style:justify-single-word="false" fo:text-indent="0.25in" style:auto-text-indent="false"/>
      <style:text-properties fo:color="#c9211e" style:font-name="Arial1" fo:font-size="12pt" fo:language="ca" fo:country="ES" officeooo:rsid="001bdc45" officeooo:paragraph-rsid="001c8d8c" style:font-name-asian="Times New Roman1" style:font-size-asian="12pt" style:font-name-complex="Arial2" style:font-size-complex="12pt"/>
    </style:style>
    <style:style style:name="P24" style:family="paragraph" style:parent-style-name="Standard">
      <style:paragraph-properties fo:margin-top="0.1665in" fo:margin-bottom="0in" loext:contextual-spacing="false"/>
      <style:text-properties fo:color="#000000" fo:font-weight="bold" style:font-weight-asian="bold"/>
    </style:style>
    <style:style style:name="P25" style:family="paragraph" style:parent-style-name="TAHOMA" style:master-page-name="Standard">
      <style:paragraph-properties style:page-number="auto"/>
    </style:style>
    <style:style style:name="P26" style:family="paragraph" style:parent-style-name="List_20_Paragraph" style:list-style-name="WWNum6"/>
    <style:style style:name="P27" style:family="paragraph" style:parent-style-name="List_20_Paragraph" style:list-style-name="WWNum6">
      <style:paragraph-properties fo:text-align="justify" style:justify-single-word="false"/>
    </style:style>
    <style:style style:name="P28" style:family="paragraph" style:parent-style-name="List_20_Paragraph" style:list-style-name="WWNum6">
      <style:paragraph-properties fo:text-align="justify" style:justify-single-word="false"/>
      <style:text-properties officeooo:paragraph-rsid="000ff82d"/>
    </style:style>
    <style:style style:name="P29" style:family="paragraph" style:parent-style-name="List_20_Paragraph" style:list-style-name="WWNum6">
      <style:paragraph-properties fo:text-align="justify" style:justify-single-word="false"/>
      <style:text-properties fo:color="#c9211e" fo:language="ca" fo:country="ES" officeooo:rsid="00108214" officeooo:paragraph-rsid="00178540" style:font-name-asian="Times New Roman1" style:font-name-complex="Arial2"/>
    </style:style>
    <style:style style:name="P30" style:family="paragraph" style:parent-style-name="List_20_Paragraph" style:list-style-name="WWNum6">
      <style:paragraph-properties fo:text-align="justify" style:justify-single-word="false"/>
      <style:text-properties fo:color="#c9211e" fo:language="ca" fo:country="ES" officeooo:rsid="00108214" officeooo:paragraph-rsid="001a021d" style:font-name-asian="Times New Roman1" style:font-name-complex="Arial2"/>
    </style:style>
    <style:style style:name="P31" style:family="paragraph" style:parent-style-name="List_20_Paragraph" style:list-style-name="WWNum6">
      <style:paragraph-properties fo:text-align="justify" style:justify-single-word="false"/>
      <style:text-properties fo:color="#c9211e" fo:language="ca" fo:country="ES" officeooo:rsid="00131264" officeooo:paragraph-rsid="002cef0b" style:font-name-asian="Times New Roman1" style:font-name-complex="Arial2"/>
    </style:style>
    <style:style style:name="P32" style:family="paragraph" style:parent-style-name="List_20_Paragraph" style:list-style-name="WWNum6">
      <style:paragraph-properties fo:text-align="justify" style:justify-single-word="false"/>
      <style:text-properties fo:color="#c9211e" officeooo:rsid="00131264" officeooo:paragraph-rsid="00131264"/>
    </style:style>
    <style:style style:name="P33" style:family="paragraph" style:parent-style-name="List_20_Paragraph" style:list-style-name="WWNum6">
      <style:paragraph-properties fo:text-align="justify" style:justify-single-word="false"/>
      <style:text-properties fo:color="#c9211e" style:font-name="Arial1" fo:font-size="12pt" fo:language="ca" fo:country="ES" officeooo:rsid="00169c7d" officeooo:paragraph-rsid="002af0e5" style:font-name-asian="Times New Roman1" style:font-size-asian="10.5pt" style:font-name-complex="Arial2" style:font-size-complex="12pt"/>
    </style:style>
    <style:style style:name="P34" style:family="paragraph" style:parent-style-name="List_20_Paragraph" style:list-style-name="WWNum6">
      <style:paragraph-properties fo:text-align="justify" style:justify-single-word="false"/>
      <style:text-properties fo:color="#c9211e" style:font-name="American Typewriter" fo:font-size="12pt" fo:language="ca" fo:country="ES" officeooo:rsid="00131264" officeooo:paragraph-rsid="002af0e5" style:font-name-asian="Times New Roman1" style:font-size-asian="12pt" style:font-name-complex="Arial2" style:font-size-complex="12pt"/>
    </style:style>
    <style:style style:name="P35" style:family="paragraph" style:parent-style-name="List_20_Paragraph" style:list-style-name="WWNum6">
      <style:paragraph-properties fo:text-align="justify" style:justify-single-word="false"/>
      <style:text-properties fo:color="#c9211e" style:font-name="American Typewriter" fo:font-size="12pt" fo:language="ca" fo:country="ES" officeooo:rsid="00131264" officeooo:paragraph-rsid="002d8a8a" style:font-name-asian="Times New Roman1" style:font-size-asian="12pt" style:font-name-complex="Arial2" style:font-size-complex="12pt"/>
    </style:style>
    <style:style style:name="P36" style:family="paragraph" style:parent-style-name="List_20_Paragraph" style:list-style-name="WWNum6">
      <style:paragraph-properties fo:text-align="justify" style:justify-single-word="false"/>
      <style:text-properties fo:color="#000000"/>
    </style:style>
    <style:style style:name="P37" style:family="paragraph" style:parent-style-name="List_20_Paragraph" style:list-style-name="WWNum6">
      <style:paragraph-properties fo:margin-left="-0.25in" fo:margin-right="0in" fo:text-align="justify" style:justify-single-word="false" fo:text-indent="-0.25in" style:auto-text-indent="false"/>
    </style:style>
    <style:style style:name="P38" style:family="paragraph" style:parent-style-name="List_20_Paragraph" style:list-style-name="WWNum6">
      <style:paragraph-properties fo:margin-left="-0.25in" fo:margin-right="0in" fo:text-align="justify" style:justify-single-word="false" fo:text-indent="-0.25in" style:auto-text-indent="false"/>
      <style:text-properties officeooo:rsid="002dbacb" officeooo:paragraph-rsid="002dbacb"/>
    </style:style>
    <style:style style:name="P39" style:family="paragraph" style:parent-style-name="List_20_Paragraph" style:list-style-name="WWNum6">
      <style:paragraph-properties fo:margin-left="-0.25in" fo:margin-right="0in" fo:text-align="justify" style:justify-single-word="false" fo:text-indent="-0.25in" style:auto-text-indent="false"/>
      <style:text-properties fo:color="#c9211e" style:font-name="American Typewriter" fo:font-size="12pt" fo:language="ca" fo:country="ES" officeooo:rsid="00131264" officeooo:paragraph-rsid="002dbacb" style:font-name-asian="Times New Roman1" style:font-size-asian="12pt" style:font-name-complex="Arial2" style:font-size-complex="12pt"/>
    </style:style>
    <style:style style:name="P40" style:family="paragraph" style:parent-style-name="List_20_Paragraph" style:list-style-name="WWNum6">
      <style:paragraph-properties fo:margin-left="0in" fo:margin-right="0in" fo:text-align="justify" style:justify-single-word="false" fo:text-indent="0in" style:auto-text-indent="false"/>
      <style:text-properties fo:color="#000000" officeooo:paragraph-rsid="002d8a8a"/>
    </style:style>
    <style:style style:name="P41" style:family="paragraph" style:parent-style-name="Standard" style:list-style-name="WWNum9">
      <style:text-properties style:rfc-language-tag="es-ES-u-co-trad" fo:language="es" fo:country="ES"/>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ext-properties fo:color="#c9211e" fo:language="ca" fo:country="ES" officeooo:rsid="000b4a2f" officeooo:paragraph-rsid="002d8a8a" style:font-name-asian="Times New Roman1" style:font-name-complex="Arial2"/>
    </style:style>
    <style:style style:name="P44" style:family="paragraph" style:parent-style-name="Standard">
      <style:paragraph-properties fo:margin-left="0in" fo:margin-right="0in" fo:text-align="justify" style:justify-single-word="false" fo:text-indent="0.25in" style:auto-text-indent="false"/>
      <style:text-properties fo:color="#c9211e" style:font-name="Arial1" fo:font-size="12pt" fo:language="ca" fo:country="ES" officeooo:rsid="001bdc45" officeooo:paragraph-rsid="001c8d8c" style:font-name-asian="Times New Roman1" style:font-size-asian="12pt" style:font-name-complex="Arial2" style:font-size-complex="12pt"/>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color="#943634" style:font-name="American Typewriter" fo:font-size="9pt" style:font-size-asian="9pt" style:font-size-complex="9pt"/>
    </style:style>
    <style:style style:name="T7" style:family="text">
      <style:text-properties fo:color="#c9211e" fo:language="ca" fo:country="ES" style:font-name-asian="Times New Roman1" style:font-name-complex="Arial2"/>
    </style:style>
    <style:style style:name="T8" style:family="text">
      <style:text-properties fo:color="#c9211e" fo:language="ca" fo:country="ES" officeooo:rsid="000b4a2f" style:font-name-asian="Times New Roman1" style:font-name-complex="Arial2"/>
    </style:style>
    <style:style style:name="T9" style:family="text">
      <style:text-properties fo:color="#c9211e" fo:language="ca" fo:country="ES" officeooo:rsid="00108214" style:font-name-asian="Times New Roman1" style:font-name-complex="Arial2"/>
    </style:style>
    <style:style style:name="T10" style:family="text">
      <style:text-properties fo:color="#c9211e" fo:language="ca" fo:country="ES" officeooo:rsid="0011245b" style:font-name-asian="Times New Roman1" style:font-name-complex="Arial2"/>
    </style:style>
    <style:style style:name="T11" style:family="text">
      <style:text-properties officeooo:rsid="000ff82d"/>
    </style:style>
    <style:style style:name="T12" style:family="text">
      <style:text-properties officeooo:rsid="0018ee13"/>
    </style:style>
    <style:style style:name="T13" style:family="text">
      <style:text-properties officeooo:rsid="001c8d8c"/>
    </style:style>
    <style:style style:name="T14" style:family="text">
      <style:text-properties officeooo:rsid="00229fc1"/>
    </style:style>
    <style:style style:name="T15" style:family="text">
      <style:text-properties officeooo:rsid="0023a1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EC3: L’APLICACIÓ DE POLÍTIQUES ECONÒMIQUES</text:p>
      <text:p text:style-name="P21">Estudia dels apunts : “Manual per ser un bon ministre d’economia”:</text:p>
      <text:list xml:id="list3740641206" text:style-name="WWNum9">
        <text:list-item>
          <text:p text:style-name="P41">Tema 5: Introducción a la Política Fiscal y a la Política Monetaria..</text:p>
        </text:list-item>
        <text:list-item>
          <text:p text:style-name="P41">Tema 6: La Política Fiscal.</text:p>
        </text:list-item>
        <text:list-item>
          <text:p text:style-name="P41">Annex Tema 6. La curva de Phillips.</text:p>
        </text:list-item>
        <text:list-item>
          <text:p text:style-name="P41">Tema 7. La Política Monetaria.</text:p>
        </text:list-item>
      </text:list>
      <text:p text:style-name="P21">Llegeix del manual “Lectures d’economia” els articles:</text:p>
      <text:p text:style-name="P21">27. ¿Cómo fui protagonista de las locuras de 1929?</text:p>
      <text:p text:style-name="P21">28. Tulipomanía. La crisis de los tulipanes.</text:p>
      <text:p text:style-name="P21">30. La inesperada resaca de un desastre natural</text:p>
      <text:p text:style-name="P22">31. Paul Krugman. La hora de la Política Fiscal</text:p>
      <text:p text:style-name="P22">32. Por qué <text:s/>las políticas de austeridad de gasto público son erróneas</text:p>
      <text:p text:style-name="P22">33. ¿Quién era Milton Friedman?</text:p>
      <text:p text:style-name="P22">37. Es la Política Monetaria idiotas!</text:p>
      <text:p text:style-name="P24">PROVA D’ESTUDI CONTINUAT 3 (PEC3)</text:p>
      <text:p text:style-name="Standard"/>
      <text:p text:style-name="P16"><text:span text:style-name="T3">SITUACIÓ:</text:span> La República de Lattimino és una petit país centroeuropeu, famós pel contraband, el secret bancari i els seus casinos; depèn energèticament del petroli rus i te les seves empreses més importants nacionalitzades. Suposa que el Coronel Noleggio Gomoné, President de la República de Lattimino, ha decidit, pel seu aniversari, duplicar <text:s/>els sous dels seus habitants (pagats en <text:span text:style-name="T4">gomons</text:span>; la moneda del país) per tal d’augmentar la capacitat adquisitiva dels seus ciutadans, augmentar el seu consum i, en conseqüència, augmentar el PIB, que experimenta minsos creixements del 0,5% els dos darrers anys. </text:p>
      <text:p text:style-name="P16"/>
      <text:p text:style-name="P43">Fet per Marc Baulenas Gallego.</text:p>
      <text:p text:style-name="P43">Repassat amb Genís Nin Ramírez</text:p>
      <text:p text:style-name="P16"/>
      <text:list xml:id="list3570766173" text:style-name="WWNum6">
        <text:list-item>
          <text:p text:style-name="P27">Com qualificaries la situació econòmica que, molt probablement, viurà el país en breu? </text:p>
        </text:list-item>
      </text:list>
      <text:p text:style-name="P6">A curt preu es donará una inflació de demanda per que al duplicar els sous la moneda perdrà valor i pujarán els preus, per tant no tindrán més capacitat adquisitiva. <text:span text:style-name="T11">Aplicant el deflactor del PIB, aquest no pujarà.</text:span></text:p>
      <text:p text:style-name="P5"/>
      <text:list xml:id="list114754986514351" text:continue-numbering="true" text:style-name="WWNum6">
        <text:list-item>
          <text:p text:style-name="P27">Creus que hagués estat millor que en lloc de pujar els sous els hagués baixat un 30% per tal d’augmentar la competitivitat del país, augmentar les exportacions i, en definitiva, el PIB? Raona la resposta</text:p>
        </text:list-item>
      </text:list>
      <text:p text:style-name="P8">No hagués estat una bona mesura ja que provocaria deflació i no incentivaria la activitat econòmica i per tant no augmentaria el PIB.</text:p>
      <text:p text:style-name="P20"/>
      <text:list xml:id="list114756798694046" text:continue-numbering="true" text:style-name="WWNum6">
        <text:list-item>
          <text:p text:style-name="P27">En el cas de duplicar els sous, què passaria, molt probablement, amb el valor del “<text:span text:style-name="T4">gomón”</text:span>? raona la resposta</text:p>
        </text:list-item>
      </text:list>
      <text:p text:style-name="P7">Molt probablement perdria molt de valor al posar el doble en circulació.</text:p>
      <text:p text:style-name="P15"/>
      <text:p text:style-name="P14"/>
      <text:p text:style-name="P14"/>
      <text:p text:style-name="P14"><text:soft-page-break/></text:p>
      <text:p text:style-name="P14"/>
      <text:p text:style-name="P14"/>
      <text:list xml:id="list114755024419088" text:continue-numbering="true" text:style-name="WWNum6">
        <text:list-item>
          <text:p text:style-name="P27">Amb un creixement del PIB d’un 2%, en termes constants, si en lloc de duplicar els sous, <text:s/>només s’augmentés el 20% el salari mínim dels treballadors hi hauria alguna manera d’evitar entrar en un procés inflacionari?</text:p>
          <text:p text:style-name="P33">Seria díficil no entrar en un procès inflacionari però potser controlant la renda amb impostos es podria evitar aquesta situació.</text:p>
        </text:list-item>
      </text:list>
      <text:p text:style-name="P9"/>
      <text:p text:style-name="Standard"/>
      <text:list xml:id="list114754807474549" text:continue-numbering="true" text:style-name="WWNum6">
        <text:list-item>
          <text:p text:style-name="P26">Segons la llei d’Okun que hauria de passar per tal de que la taxa d’atur de la República de Lattimino es reduís un 1%?<text:span text:style-name="T6"> </text:span></text:p>
        </text:list-item>
      </text:list>
      <text:p text:style-name="P13">La producció del país hauria d’augmentar entre un 2% i un 3%.</text:p>
      <text:p text:style-name="P19"/>
      <text:list xml:id="list114756510819873" text:continue-numbering="true" text:style-name="WWNum6">
        <text:list-item>
          <text:p text:style-name="P27">Quina situació hauria d’estar vivint per tal de qualificar-la d´<text:span text:style-name="T4">estagflació</text:span>? I en aquest cas quin tipus de mesures de política econòmica recomanaries i en què consistirien?</text:p>
          <text:p text:style-name="P28"><text:span text:style-name="T8">Per parlar d’estagf</text:span><text:span text:style-name="T9">l</text:span><text:span text:style-name="T8">ació hauria d’haver un estancament de l’economia dins de una inflació. Al duplicar els sous molt possiblement s’entri en aquesta situació. </text:span><text:span text:style-name="T9">Per sortir has de decidir entre incrementar la demanda agregada per sortir de l’estancament o refredar l’economia per baixar l’inflació. Al cas de Lattimino, el problema principal és l’inflació, llavors optaria per </text:span><text:span text:style-name="T10">lluitar contra aquesta encara que augmenti l’estancament.</text:span></text:p>
        </text:list-item>
      </text:list>
      <text:p text:style-name="P2"/>
      <text:list xml:id="list114756045860964" text:continue-numbering="true" text:style-name="WWNum6">
        <text:list-item>
          <text:p text:style-name="P27">Si la República de Lattimino tingués un sistema de pensions de ”capitalització” com funcionaria aquest? Raona la resposta</text:p>
          <text:p text:style-name="P29">A un sistema de pensions de capitalització l’individu i la seva empresa estalvien diners per aquest mateix individu, no com al sistema de repartiment, on hi ha dependència intergeneracional.</text:p>
        </text:list-item>
      </text:list>
      <text:p text:style-name="P2"/>
      <text:p text:style-name="P16"/>
      <text:list xml:id="list114756560969771" text:continue-numbering="true" text:style-name="WWNum6">
        <text:list-item>
          <text:p text:style-name="P27">Si, adonant-se de les conseqüències del seu “regal” als ciutadans (per haver duplicat els sous), Noleggio Gomone t’anomena ministre d’economia quins tipus de política econòmiques recomanaries (monetàries, fiscals, expansives, restrictives, d’oferta, etc.)? Quines mesures concretes aplicaries? </text:p>
          <text:p text:style-name="P30">Recomanaria polítiques restrictives. Reduiria el líquid corrent, augmentaria els tipus d’interès, tornaria els sous al seu estat original per tal de que baixessin els preus, augmentaria els impostos i reduiria el gast públic per tal de reduir la demanda agregada.</text:p>
        </text:list-item>
      </text:list>
      <text:p text:style-name="P3"/>
      <text:list xml:id="list114755963500886" text:continue-numbering="true" text:style-name="WWNum6">
        <text:list-item>
          <text:p text:style-name="P27">Si apliquessis polítiques fiscals es podria produir l’efecte <text:span text:style-name="T5">crowding-out”?</text:span> Raona la resposta</text:p>
        </text:list-item>
      </text:list>
      <text:p text:style-name="P4">S<text:span text:style-name="T9">i, perquè </text:span><text:span text:style-name="T7">un augment dels impostos faria que es redueixi la inversió privada.</text:span></text:p>
      <text:list xml:id="list114754807504940" text:continue-numbering="true" text:style-name="WWNum6">
        <text:list-item>
          <text:p text:style-name="P27">Creus que seria més efectiu aplicar polítiques monetàries? Per què?</text:p>
        </text:list-item>
      </text:list>
      <text:p text:style-name="P23">Si. Per que una restricció de la quantitat de diners <text:span text:style-name="T13">i un augment del coeficient de caixa dels bancs </text:span>seria efectiu per controlar l’inflació i no <text:s text:c="3"/>provocaria l’efecte crowding out</text:p>
      <text:p text:style-name="P23"><text:soft-page-break/></text:p>
      <text:p text:style-name="P23"/>
      <text:p text:style-name="P23"/>
      <text:list xml:id="list114755308446619" text:continue-numbering="true" text:style-name="WWNum6">
        <text:list-item>
          <text:p text:style-name="P27"><text:span text:style-name="T1">Què hauria de passar perquè es donés </text:span><text:span text:style-name="T2">la trampa de la liquidesa?</text:span></text:p>
        </text:list-item>
      </text:list>
      <text:p text:style-name="P11"><text:span text:style-name="T12">S’haurien de baixar els tipus d’interès ja que d</text:span>ins d’una profunda recessió, quan els tipus d’interès son molt baixos, encara que es baixin més no estimu<text:span text:style-name="T14">l</text:span>arà l’economia.</text:p>
      <text:p text:style-name="P18"/>
      <text:list xml:id="list114756327028691" text:continue-numbering="true" text:style-name="WWNum6">
        <text:list-item>
          <text:p text:style-name="P27">Si el govern de Lattimino es decidís a vendre Deute Públic estaria fent una política econòmica expansiva o restrictiva? Raona la resposta</text:p>
        </text:list-item>
      </text:list>
      <text:p text:style-name="P10">R<text:span text:style-name="T15">estrictiva. Per que estariem treient líquid de circulació i per tant refredant l’economia.</text:span></text:p>
      <text:p text:style-name="P2"/>
      <text:list xml:id="list114754915585558" text:continue-numbering="true" text:style-name="WWNum6">
        <text:list-item>
          <text:p text:style-name="P27">En el cas de tenir dèficit públic, creus que seria una bona idea que el govern de Lattimino intentés equilibrar el pressupost Perquè? Raona la resposta</text:p>
          <text:p text:style-name="P32">No. Per que estaria aturant l’economia ja que hauria de baixar el G.P. o pujar impostos. Per que Lattimino es recuperi econòmicament és inevitable que tinguin dèficit públic. Equilibrar el pressupost empitjora la recessió.</text:p>
        </text:list-item>
      </text:list>
      <text:p text:style-name="P17"/>
      <text:list xml:id="list114754793374897" text:continue-numbering="true" text:style-name="WWNum6">
        <text:list-item>
          <text:p text:style-name="P27">Seria creïble que al cap de dos anys el govern anunciés que Lattimino experimenta un creixement de un 4% amb un creixement dels beneficis de les empreses <text:s/>d’un 6%? Raona la resposta</text:p>
          <text:p text:style-name="P31">Les empreses més importants están nacionalitzades, llavors el creixement de les empreses anirà molt lligat al del país. Tot i que dos anys és poc temps per arreglar el problema que tenia Lattimino, aquests nombres semblen llògics.</text:p>
        </text:list-item>
      </text:list>
      <text:p text:style-name="P17"/>
      <text:p text:style-name="P16"/>
      <text:list xml:id="list114756841903171" text:continue-numbering="true" text:style-name="WWNum6">
        <text:list-item>
          <text:p text:style-name="P27">Segons la teoria neoquantitativa dels diners (equació de Fisher) a què hauria de limitar-se el Banc Central de la República de Lattimino si el seu objectiu és que el nivell de preus es mantingui estable?</text:p>
        </text:list-item>
      </text:list>
      <text:p text:style-name="P12">A fer creixer la quantitat de diners segons el creixement real del PIB.</text:p>
      <text:list xml:id="list114755897239232" text:continue-numbering="true" text:style-name="WWNum6">
        <text:list-item>
          <text:p text:style-name="P27">Quan parlem de la “asimetria” de la política monetària a què ens estem referint?</text:p>
          <text:p text:style-name="P34">A que la política monetaria és més efectiva aplicant polítiques restrictives que expansives, per tant és més útil aplicar mesures monetàries en èpoques de eufòria econòmica.</text:p>
        </text:list-item>
      </text:list>
      <text:p text:style-name="P16"/>
      <text:p text:style-name="P3"/>
      <text:list xml:id="list114756873122529" text:continue-numbering="true" text:style-name="WWNum6">
        <text:list-item>
          <text:p text:style-name="P36">De què creus que dependrà, fonamentalment, el consum dels ciutadans de Lattimino? I les inversions de les empreses de Lattimino? Raona la resposta</text:p>
          <text:p text:style-name="P35">De la propensió marginal al consum i la renda dels ciutadans de Lattimino. De les polítiques fiscals de Lattimino i de l’estat de la demanda agregada.</text:p>
          <text:list>
            <text:list-header>
              <text:p text:style-name="P40"/>
            </text:list-header>
          </text:list>
        </text:list-item>
        <text:list-item>
          <text:p text:style-name="P37">Si hi hagués un concurs de preguntes quina pregunta proposaries per tal de guanyar-lo? Respon-la</text:p>
          <text:p text:style-name="P38">Que volen dir els clàssics quan parlen de la «mà invisible»?</text:p>
          <text:p text:style-name="P39">És una metàfora per referir-se a que si en una societat tothom busca l’interès propi això beneficiarà el mercat per la competència.</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swiss"/>
    <style:font-face style:name="American Typewriter" svg:font-family="'American Typewriter'" style:font-family-generic="roman" style:font-pitch="variable"/>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style:rfc-language-tag="es-ES-u-co-trad" fo:language="es" fo:country="ES" style:letter-kerning="false" style:font-name-asian="ＭＳ 明朝" style:font-size-asian="12pt" style:language-asian="es" style:country-asian="E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Arial" fo:font-size="12pt" style:rfc-language-tag="es-ES-u-co-trad" fo:language="es" fo:country="ES" style:letter-kerning="false" style:font-name-asian="ＭＳ 明朝" style:font-size-asian="12pt" style:language-asian="es" style:country-asian="E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language="ca" fo:country="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hyphenation-ladder-count="no-limit"/>
      <style:text-properties fo:color="#000000" style:font-name="Times New Roman" fo:font-family="'Times New Roman'" style:font-family-generic="roman" style:font-pitch="variable" fo:font-size="10pt" fo:language="en" fo:country="GB" style:text-underline-style="solid" style:text-underline-width="auto" style:text-underline-color="font-color" fo:font-weight="bold" style:font-size-asian="10pt" style:language-asian="zh" style:country-asian="CN" style:font-weight-asian="bold" style:font-name-complex="Times New Roman1" style:font-family-complex="'Times New Roman'" style:font-family-generic-complex="system" style:font-pitch-complex="variable" style:font-size-complex="11pt" style:font-weight-complex="bold" fo:hyphenate="fals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E3_20_Normal_20_1" style:display-name="E3 Normal 1" style:family="paragraph" style:parent-style-name="Standard" style:default-outline-level="">
      <style:paragraph-properties fo:margin-top="0.0835in" fo:margin-bottom="0.0835in" loext:contextual-spacing="false" fo:text-align="justify" style:justify-single-word="false"/>
      <style:text-properties style:font-name="Times New Roman" fo:font-family="'Times New Roman'" style:font-family-generic="roman" style:font-pitch="variable" fo:font-size="11pt" style:rfc-language-tag="x-none" style:font-size-asian="11pt" style:rfc-language-tag-asian="x-none" style:font-name-complex="Times New Roman1" style:font-family-complex="'Times New Roman'" style:font-family-generic-complex="system" style:font-pitch-complex="variable" style:font-size-complex="11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TAHOMA" style:family="paragraph" style:parent-style-name="Standard" style:auto-update="true" style:default-outline-level="">
      <style:paragraph-properties fo:text-align="justify" style:justify-single-word="false"/>
      <style:text-properties fo:font-size="11pt" fo:language="es" fo:country="ES" fo:font-weight="bold" style:font-size-asian="11pt" style:rfc-language-tag-asian="x-none" style:font-weight-asian="bold" style:font-size-complex="11pt"/>
    </style:style>
    <style:style style:name="Default_20_Paragraph_20_Font" style:display-name="Default Paragraph Font" style:family="text"/>
    <style:style style:name="E3_20_Normal_20_1_20_Car" style:display-name="E3 Normal 1 Car" style:family="text">
      <style:text-properties style:font-name="Times New Roman" fo:font-family="'Times New Roman'" style:font-family-generic="roman" style:font-pitch="variable" fo:font-size="11pt" style:rfc-language-tag="x-none" style:font-name-asian="Times New Roman1" style:font-family-asian="'Times New Roman'" style:font-family-generic-asian="system" style:font-pitch-asian="variable" style:font-size-asian="11pt" style:rfc-language-tag-asian="x-none" style:font-name-complex="Times New Roman1" style:font-family-complex="'Times New Roman'" style:font-family-generic-complex="system" style:font-pitch-complex="variable" style:font-size-complex="11pt" style:font-weight-complex="bold"/>
    </style:style>
    <style:style style:name="Encabezado_20_Car" style:display-name="Encabezado Car" style:family="text" style:parent-style-name="Default_20_Paragraph_20_Font">
      <style:text-properties fo:language="ca" fo:country="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Pie_20_de_20_página_20_Car" style:display-name="Pie de página Car" style:family="text" style:parent-style-name="Default_20_Paragraph_20_Font">
      <style:text-properties fo:language="ca" fo:country="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Texto_20_de_20_cuerpo_20_Car" style:display-name="Texto de cuerpo Car" style:family="text" style:parent-style-name="Default_20_Paragraph_20_Font">
      <style:text-properties fo:color="#000000" style:font-name="Times New Roman" fo:font-family="'Times New Roman'" style:font-family-generic="roman" style:font-pitch="variable" fo:font-size="10pt" fo:language="en" fo:country="GB" style:text-underline-style="solid" style:text-underline-width="auto" style:text-underline-color="font-color" fo:font-weight="bold" style:font-name-asian="Times New Roman1" style:font-family-asian="'Times New Roman'" style:font-family-generic-asian="system" style:font-pitch-asian="variable" style:font-size-asian="10pt" style:language-asian="zh" style:country-asian="CN" style:font-weight-asian="bold" style:font-name-complex="Times New Roman1" style:font-family-complex="'Times New Roman'" style:font-family-generic-complex="system" style:font-pitch-complex="variable" style:font-size-complex="11pt" style:font-weight-complex="bold"/>
    </style:style>
    <style:style style:name="TAHOMA_20_Car" style:display-name="TAHOMA Car" style:family="text">
      <style:text-properties fo:font-size="11pt" fo:language="es" fo:country="ES" fo:font-weight="bold" style:font-name-asian="Times New Roman1" style:font-family-asian="'Times New Roman'" style:font-family-generic-asian="system" style:font-pitch-asian="variable" style:font-size-asian="11pt" style:rfc-language-tag-asian="x-none" style:font-weight-asian="bold" style:font-name-complex="Arial2" style:font-family-complex="Arial" style:font-family-generic-complex="system" style:font-pitch-complex="variable" style:font-size-complex="11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color="#000000" style:font-name="Tahoma" fo:font-family="Tahoma" style:font-family-generic="roman" style:font-pitch="variable" fo:font-size="10pt" fo:font-style="normal" fo:font-weight="bold" style:font-style-asian="normal" style:font-style-complex="italic"/>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e"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99pt solid #000000"/>
      <style:text-properties fo:font-size="11pt" fo:language="it" fo:country="IT" style:font-size-asian="11pt" style:font-size-complex="11pt"/>
    </style:style>
    <style:page-layout style:name="Mpm1">
      <style:page-layout-properties fo:page-width="8.2681in" fo:page-height="11.6929in" style:num-format="1" style:print-orientation="portrait" fo:margin-top="0.4917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MP1">Prova d’Estudi Continuat 3 (PEC3) <text:s text:c="6"/>Assignatura: E3. Part d’Economia. 2Q.19,20</text:p>
        <text:p text:style-name="Header"/>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ose Cabré</meta:initial-creator>
    <meta:editing-cycles>8</meta:editing-cycles>
    <meta:print-date>2013-09-30T10:18:00</meta:print-date>
    <meta:creation-date>2020-03-02T16:46:00</meta:creation-date>
    <dc:date>2020-03-27T11:47:54.697537652</dc:date>
    <meta:editing-duration>PT1H17M12S</meta:editing-duration>
    <meta:generator>LibreOffice/6.3.4.2$Linux_X86_64 LibreOffice_project/30$Build-2</meta:generator>
    <meta:document-statistic meta:table-count="0" meta:image-count="0" meta:object-count="0" meta:page-count="3" meta:paragraph-count="56" meta:word-count="1143" meta:character-count="7063" meta:non-whitespace-character-count="598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